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252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74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28in"/>
    </style:style>
    <style:style style:name="co8" style:family="table-column">
      <style:table-column-properties fo:break-before="auto" style:column-width="1.2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ate</text:p>
          </table:table-cell>
          <table:table-cell table:style-name="Default" table:number-columns-repeated="4"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Roof opening sequenc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/>
          <table:table-cell table:style-name="ce4" office:value-type="string" calcext:value-type="string">
            <text:p>M1</text:p>
          </table:table-cell>
          <table:table-cell table:style-name="ce4"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_UNLOCKED_AND_LIFT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*8+[.C3]*4+[.D3]*2+[.E3]*1" office:value-type="float" office:value="2" calcext:value-type="float">
            <text:p/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RAIS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*8+[.C4]*4+[.D4]*2+[.E4]*1" office:value-type="float" office:value="6" calcext:value-type="float">
            <text:p/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ALL_U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]*8+[.C5]*4+[.D5]*2+[.E5]*1" office:value-type="float" office:value="14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OUNTER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UNLOCK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*8+[.C6]*4+[.D6]*2+[.E6]*1" office:value-type="float" office:value="12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OUNTER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OP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*8+[.C7]*4+[.D7]*2+[.E7]*1" office:value-type="float" office:value="13" calcext:value-type="float">
            <text:p/>
          </table:table-cell>
          <table:table-cell office:value-type="string" calcext:value-type="string">
            <text:p>COUNTER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LOWER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8]*8+[.C8]*4+[.D8]*2+[.E8]*1" office:value-type="float" office:value="5" calcext:value-type="float">
            <text:p/>
          </table:table-cell>
          <table:table-cell office:value-type="string" calcext:value-type="string">
            <text:p>COUNTER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_GOING_DO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9]*8+[.C9]*4+[.D9]*2+[.E9]*1" office:value-type="float" office:value="1" calcext:value-type="float">
            <text:p/>
          </table:table-cell>
          <table:table-cell office:value-type="string" calcext:value-type="string">
            <text:p>COUNTER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_IN_COMPART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*8+[.C10]*4+[.D10]*2+[.E10]*1" office:value-type="float" office:value="9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CLOSIN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1]*8+[.C11]*4+[.D11]*2+[.E11]*1" office:value-type="float" office:value="8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LOCKED_STOW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2]*8+[.C12]*4+[.D12]*2+[.E12]*1" office:value-type="float" office:value="10" calcext:value-type="float">
            <text:p/>
          </table:table-cell>
          <table:table-cell table:number-columns-repeated="2" office:value-type="string" calcext:value-type="string">
            <text:p>STOP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Roof Closing sequenc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VER_LOCKED_STOW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7]*8+[.C17]*4+[.D17]*2+[.E17]*1" office:value-type="float" office:value="10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OUNTER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UNLOCKE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8]*8+[.C18]*4+[.D18]*2+[.E18]*1" office:value-type="float" office:value="8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OUNTER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OPEN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9]*8+[.C19]*4+[.D19]*2+[.E19]*1" office:value-type="float" office:value="9" calcext:value-type="float">
            <text:p/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SING_TO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*8+[.C20]*4+[.D20]*2+[.E20]*1" office:value-type="float" office:value="1" calcext:value-type="float">
            <text:p/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_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1]*8+[.C21]*4+[.D21]*2+[.E21]*1" office:value-type="float" office:value="5" calcext:value-type="float">
            <text:p/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ALL_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2]*8+[.C22]*4+[.D22]*2+[.E22]*1" office:value-type="float" office:value="13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CLOS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3]*8+[.C23]*4+[.D23]*2+[.E23]*1" office:value-type="float" office:value="12" calcext:value-type="float">
            <text:p/>
          </table:table-cell>
          <table:table-cell office:value-type="string" calcext:value-type="string">
            <text:p>STOP</text:p>
          </table:table-cell>
          <table:table-cell table:style-name="ce5" office:value-type="string" calcext:value-type="string">
            <text:p>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LOCK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4]*8+[.C24]*4+[.D24]*2+[.E24]*1" office:value-type="float" office:value="14" calcext:value-type="float">
            <text:p/>
          </table:table-cell>
          <table:table-cell office:value-type="string" calcext:value-type="string">
            <text:p>COUNTER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LOWE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5]*8+[.C25]*4+[.D25]*2+[.E25]*1" office:value-type="float" office:value="6" calcext:value-type="float">
            <text:p/>
          </table:table-cell>
          <table:table-cell office:value-type="string" calcext:value-type="string">
            <text:p>COUNTER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6]*8+[.C26]*4+[.D26]*2+[.E26]*1" office:value-type="float" office:value="2" calcext:value-type="float">
            <text:p/>
          </table:table-cell>
          <table:table-cell table:number-columns-repeated="2"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_LOCKED_ON_FRAME</text:p>
          </table:table-cell>
          <table:table-cell table:style-name="Default" table:number-columns-repeated="4"/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NOK</text:p>
          </table:table-cell>
          <table:table-cell table:style-name="Default"/>
          <table:table-cell office:value-type="string" calcext:value-type="string">
            <text:p>OK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00:20:07.522755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22:46:34.712919919</meta:creation-date>
    <dc:date>2016-08-24T00:37:28.934482167</dc:date>
    <meta:editing-duration>PT4H30M43S</meta:editing-duration>
    <meta:editing-cycles>24</meta:editing-cycles>
    <meta:generator>LibreOffice/4.2.3.3$Linux_x86 LibreOffice_project/420m0$Build-3</meta:generator>
    <meta:document-statistic meta:table-count="1" meta:cell-count="172" meta:object-count="0"/>
  </office:meta>
</office:document-meta>
</file>